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P3" style:parent-style-name="Framecontents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1.0604in" style:use-optimal-column-width="false"/>
    </style:style>
    <style:style style:name="TableColumn6" style:family="table-column">
      <style:table-column-properties style:column-width="1.8881in" style:use-optimal-column-width="false"/>
    </style:style>
    <style:style style:name="Table4" style:family="table">
      <style:table-properties style:width="2.9486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Framecontents" style:family="paragraph">
      <style:text-properties fo:font-size="2pt" style:font-size-asian="2pt" style:font-size-complex="2pt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name="TableColumn22" style:family="table-column">
      <style:table-column-properties style:column-width="1.3319in" style:use-optimal-column-width="false"/>
    </style:style>
    <style:style style:name="TableColumn23" style:family="table-column">
      <style:table-column-properties style:column-width="1.3326in" style:use-optimal-column-width="false"/>
    </style:style>
    <style:style style:name="Table21" style:family="table">
      <style:table-properties style:width="2.6645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Framecontents" style:family="paragraph">
      <style:text-properties fo:font-size="2pt" style:font-size-asian="2pt" style:font-size-complex="2pt"/>
    </style:style>
    <style:style style:name="TableColumn32" style:family="table-column">
      <style:table-column-properties style:column-width="1.184in" style:use-optimal-column-width="false"/>
    </style:style>
    <style:style style:name="TableColumn33" style:family="table-column">
      <style:table-column-properties style:column-width="4.6305in" style:use-optimal-column-width="false"/>
    </style:style>
    <style:style style:name="TableColumn34" style:family="table-column">
      <style:table-column-properties style:column-width="1.1104in" style:use-optimal-column-width="false"/>
    </style:style>
    <style:style style:name="Table31" style:family="table">
      <style:table-properties style:width="6.925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0" style:family="table-column">
      <style:table-column-properties style:column-width="2.7465in" style:use-optimal-column-width="false"/>
    </style:style>
    <style:style style:name="TableColumn101" style:family="table-column">
      <style:table-column-properties style:column-width="4.1784in" style:use-optimal-column-width="false"/>
    </style:style>
    <style:style style:name="Table99" style:family="table">
      <style:table-properties style:width="6.92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" style:parent-style-name="DefaultParagraphFont" style:family="text">
      <style:text-properties fo:font-size="2pt" style:font-size-asian="2pt" style:font-size-complex="2pt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frame draw:z-index="251658240" draw:id="id0" draw:style-name="a0" draw:name="Frame1" text:anchor-type="paragraph" svg:x="3.9583in" svg:y="0.1138in" svg:width="3.06806in" svg:height="1.11806in" style:rel-width="scale" style:rel-height="scale"><draw:text-box><text:p text:style-name="P3">Timing for reviewing code</text:p><table:table table:style-name="Table4"><table:table-columns><table:table-column table:style-name="TableColumn5"/><table:table-column table:style-name="TableColumn6"/></table:table-columns><table:table-row table:style-name="TableRow7"><table:table-cell table:style-name="TableCell8"><text:p text:style-name="TableContents">Start Time</text:p></table:table-cell><table:table-cell table:style-name="TableCell9"><text:p text:style-name="TableContents"/></table:table-cell></table:table-row><table:table-row table:style-name="TableRow10"><table:table-cell table:style-name="TableCell11"><text:p text:style-name="TableContents">End Time</text:p></table:table-cell><table:table-cell table:style-name="TableCell12"><text:p text:style-name="TableContents"/></table:table-cell></table:table-row><table:table-row table:style-name="TableRow13"><table:table-cell table:style-name="TableCell14"><text:p text:style-name="TableContents">Interruptions</text:p></table:table-cell><table:table-cell table:style-name="TableCell15"><text:p text:style-name="TableContents"/></table:table-cell></table:table-row><table:table-row table:style-name="TableRow16"><table:table-cell table:style-name="TableCell17"><text:p text:style-name="TableContents">Total Time</text:p></table:table-cell><table:table-cell table:style-name="TableCell18"><text:p text:style-name="TableContents"/></table:table-cell></table:table-row></table:table><text:p text:style-name="P19"><text:s/></text:p></draw:text-box><svg:title/><svg:desc/></draw:frame></text:span>CMPT 373 Code Inspection -<text:s/><text:line-break/>Individual Review Form</text:h>
      <text:p text:style-name="Standard"><text:span text:style-name="T20"><draw:frame draw:z-index="251659264" draw:id="id1" draw:style-name="a1" draw:name="Frame2" text:anchor-type="paragraph" svg:x="0.0098in" svg:y="0.0189in" svg:width="2.78333in" svg:height="0.42778in" style:rel-width="scale" style:rel-height="scale"><draw:text-box><table:table table:style-name="Table21"><table:table-columns><table:table-column table:style-name="TableColumn22"/><table:table-column table:style-name="TableColumn23"/></table:table-columns><table:table-row table:style-name="TableRow24"><table:table-cell table:style-name="TableCell25"><text:p text:style-name="TableContents">Reviewer Name</text:p></table:table-cell><table:table-cell table:style-name="TableCell26"><text:p text:style-name="TableContents"/></table:table-cell></table:table-row><table:table-row table:style-name="TableRow27"><table:table-cell table:style-name="TableCell28"><text:p text:style-name="TableContents">Group Name</text:p></table:table-cell><table:table-cell table:style-name="TableCell29"><text:p text:style-name="TableContents"/></table:table-cell></table:table-row></table:table><text:p text:style-name="P30"><text:s/></text:p></draw:text-box><svg:title/><svg:desc/></draw:frame></text:span></text:p>
      <text:p text:style-name="Standard"/>
      <text:p text:style-name="Standard"/>
      <text:p text:style-name="Standard"/>
      <text:h text:style-name="Heading3" text:outline-level="3">Defects<text:s/>Found</text:h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TableContents">Location<text:line-break/>(Line #)</text:p>
          </table:table-cell>
          <table:table-cell table:style-name="TableCell37">
            <text:p text:style-name="TableContents">Description</text:p>
            <text:p text:style-name="TableContents">(Describe problem, not solution)</text:p>
          </table:table-cell>
          <table:table-cell table:style-name="TableCell38">
            <text:p text:style-name="TableContents">Classification<text:line-break/>(major / minor)</text:p>
          </table:table-cell>
        </table:table-row>
        <table:table-row table:style-name="TableRow39"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</table:table-row>
        <table:table-row table:style-name="TableRow55">
          <table:table-cell table:style-name="TableCell56">
            <text:p text:style-name="TableContents"/>
          </table:table-cell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</table:table-row>
        <table:table-row table:style-name="TableRow59"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  <table:table-cell table:style-name="TableCell62">
            <text:p text:style-name="TableContents"/>
          </table:table-cell>
        </table:table-row>
        <table:table-row table:style-name="TableRow63"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</table:table-row>
        <table:table-row table:style-name="TableRow71">
          <table:table-cell table:style-name="TableCell72">
            <text:p text:style-name="TableContents"/>
          </table:table-cell>
          <table:table-cell table:style-name="TableCell73">
            <text:p text:style-name="TableContents"/>
          </table:table-cell>
          <table:table-cell table:style-name="TableCell74">
            <text:p text:style-name="TableContents"/>
          </table:table-cell>
        </table:table-row>
        <table:table-row table:style-name="TableRow75">
          <table:table-cell table:style-name="TableCell76">
            <text:p text:style-name="TableContents"/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/>
          </table:table-cell>
        </table:table-row>
        <table:table-row table:style-name="TableRow79"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</table:table-row>
        <table:table-row table:style-name="TableRow83"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/>
          </table:table-cell>
        </table:table-row>
        <table:table-row table:style-name="TableRow87"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</table:table-row>
        <table:table-row table:style-name="TableRow91"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</table:table-row>
        <table:table-row table:style-name="TableRow95"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/>
          </table:table-cell>
        </table:table-row>
      </table:table>
      <text:p text:style-name="Standard"/>
      <text:h text:style-name="Heading3" text:outline-level="3">Summary</text:h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TableContents"># major defects found</text:p>
          </table:table-cell>
          <table:table-cell table:style-name="TableCell104">
            <text:p text:style-name="TableContents"/>
          </table:table-cell>
        </table:table-row>
        <table:table-row table:style-name="TableRow105">
          <table:table-cell table:style-name="TableCell106">
            <text:p text:style-name="TableContents">Major defect detection rate (maj / hr)</text:p>
          </table:table-cell>
          <table:table-cell table:style-name="TableCell107">
            <text:p text:style-name="TableContents"/>
          </table:table-cell>
        </table:table-row>
        <table:table-row table:style-name="TableRow108">
          <table:table-cell table:style-name="TableCell109">
            <text:p text:style-name="TableContents">Lines of code (LOC)<text:s/>reviewed</text:p>
          </table:table-cell>
          <table:table-cell table:style-name="TableCell110">
            <text:p text:style-name="TableContents"/>
          </table:table-cell>
        </table:table-row>
        <table:table-row table:style-name="TableRow111">
          <table:table-cell table:style-name="TableCell112">
            <text:p text:style-name="TableContents">Review rate (LOC/hr)</text:p>
          </table:table-cell>
          <table:table-cell table:style-name="TableCell113">
            <text:p text:style-name="TableContents"/>
          </table:table-cell>
        </table:table-row>
        <table:table-row table:style-name="TableRow114">
          <table:table-cell table:style-name="TableCell115">
            <text:p text:style-name="TableContents">Defect density (major / kLOC)</text:p>
          </table:table-cell>
          <table:table-cell table:style-name="TableCell116">
            <text:p text:style-name="TableContents"/>
          </table:table-cell>
        </table:table-row>
      </table:table>
      <text:p text:style-name="Framecontents"><text:span text:style-name="T11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s/>/<text:s/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ysetosun</meta:initial-creator>
    <dc:creator>itu</dc:creator>
    <meta:creation-date>2017-11-27T04:45:00Z</meta:creation-date>
    <dc:date>2017-11-27T04:45:00Z</dc:date>
    <meta:template xlink:href="Normal" xlink:type="simple"/>
    <meta:editing-cycles>2</meta:editing-cycles>
    <meta:editing-duration>PT0S</meta:editing-duration>
    <meta:document-statistic meta:page-count="1" meta:paragraph-count="1" meta:word-count="57" meta:character-count="387" meta:row-count="2" meta:non-whitespace-character-count="331"/>
  </office:meta>
</office:document-meta>
</file>